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style:font-name="Barlow Condensed" fo:font-size="10.5pt" officeooo:rsid="00068d4f" officeooo:paragraph-rsid="00068d4f" style:font-size-asian="9.14999961853027pt" style:font-size-complex="10.5pt"/>
    </style:style>
    <style:style style:name="P2" style:family="paragraph" style:parent-style-name="Text_20_body">
      <style:paragraph-properties fo:text-align="start" style:justify-single-word="false"/>
      <style:text-properties style:font-name="Barlow Condensed" fo:font-size="12pt" officeooo:rsid="00082881" officeooo:paragraph-rsid="00082881" style:font-size-asian="10.5pt" style:font-size-complex="12pt"/>
    </style:style>
    <style:style style:name="P3" style:family="paragraph" style:parent-style-name="Text_20_body">
      <style:paragraph-properties fo:text-align="start" style:justify-single-word="false"/>
      <style:text-properties style:font-name="Barlow Condensed" fo:font-size="12pt" officeooo:rsid="0008e7c9" officeooo:paragraph-rsid="0008e7c9" style:font-size-asian="10.5pt" style:font-size-complex="12pt"/>
    </style:style>
    <style:style style:name="P4" style:family="paragraph" style:parent-style-name="Text_20_body">
      <style:paragraph-properties fo:text-align="start" style:justify-single-word="false"/>
      <style:text-properties style:font-name="Barlow Condensed" fo:font-size="12pt" officeooo:rsid="000aa741" officeooo:paragraph-rsid="000aa741" style:font-size-asian="10.5pt" style:font-size-complex="12pt"/>
    </style:style>
    <style:style style:name="P5" style:family="paragraph" style:parent-style-name="Text_20_body">
      <style:paragraph-properties fo:text-align="start" style:justify-single-word="false"/>
      <style:text-properties style:font-name="Barlow Condensed" fo:font-size="12pt" officeooo:rsid="000cdec9" officeooo:paragraph-rsid="000cdec9" style:font-size-asian="10.5pt" style:font-size-complex="12pt"/>
    </style:style>
    <style:style style:name="P6" style:family="paragraph" style:parent-style-name="Text_20_body">
      <style:paragraph-properties fo:text-align="start" style:justify-single-word="false"/>
      <style:text-properties style:font-name="Barlow Condensed" fo:font-size="12pt" officeooo:rsid="000d1eb9" officeooo:paragraph-rsid="000d1eb9" style:font-size-asian="10.5pt" style:font-size-complex="12pt"/>
    </style:style>
    <style:style style:name="P7" style:family="paragraph" style:parent-style-name="Text_20_body">
      <style:paragraph-properties fo:text-align="start" style:justify-single-word="false"/>
      <style:text-properties style:font-name="Barlow Condensed" fo:font-size="12pt" officeooo:rsid="001197d3" officeooo:paragraph-rsid="001197d3" style:font-size-asian="10.5pt" style:font-size-complex="12pt"/>
    </style:style>
    <style:style style:name="P8" style:family="paragraph" style:parent-style-name="Text_20_body">
      <style:text-properties style:font-name="Barlow Condensed" fo:font-size="6pt" style:font-size-asian="5.25pt" style:font-size-complex="6pt"/>
    </style:style>
    <style:style style:name="P9" style:family="paragraph" style:parent-style-name="Subtitle">
      <style:text-properties officeooo:rsid="00068d4f" officeooo:paragraph-rsid="00068d4f"/>
    </style:style>
    <style:style style:name="P10" style:family="paragraph" style:parent-style-name="Title">
      <style:text-properties officeooo:rsid="00068d4f" officeooo:paragraph-rsid="00068d4f"/>
    </style:style>
    <style:style style:name="T1" style:family="text">
      <style:text-properties officeooo:rsid="0008e7c9"/>
    </style:style>
    <style:style style:name="T2" style:family="text">
      <style:text-properties fo:font-style="italic" style:font-style-asian="italic" style:font-style-complex="italic"/>
    </style:style>
    <style:style style:name="T3" style:family="text">
      <style:text-properties fo:font-style="italic" officeooo:rsid="000df8ad"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aa741" style:font-style-asian="normal" style:font-style-complex="normal"/>
    </style:style>
    <style:style style:name="T7" style:family="text">
      <style:text-properties fo:font-style="normal" officeooo:rsid="000b94c1" style:font-style-asian="normal" style:font-style-complex="normal"/>
    </style:style>
    <style:style style:name="T8" style:family="text">
      <style:text-properties fo:font-style="normal" officeooo:rsid="000cdec9" style:font-style-asian="normal" style:font-style-complex="normal"/>
    </style:style>
    <style:style style:name="T9" style:family="text">
      <style:text-properties fo:font-style="normal" officeooo:rsid="000d1eb9" style:font-style-asian="normal" style:font-style-complex="normal"/>
    </style:style>
    <style:style style:name="T10" style:family="text">
      <style:text-properties fo:font-style="normal" officeooo:rsid="000df8ad" style:font-style-asian="normal" style:font-style-complex="normal"/>
    </style:style>
    <style:style style:name="T11" style:family="text">
      <style:text-properties fo:font-style="normal" officeooo:rsid="001197d3"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officeooo:rsid="00124d74" style:font-style-asian="normal" style:font-style-complex="normal"/>
    </style:style>
    <style:style style:name="T14" style:family="text">
      <style:text-properties officeooo:rsid="000aa7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e Optimization of Communication</text:p>
      <text:p text:style-name="P9">An essay by Blue-Maned_Hawk</text:p>
      <text:p text:style-name="P1">(<text:a xlink:type="simple" xlink:href="https://bluemanedhawk.github.io/Creations/Writing/Essays/The_Optimization_of_Communication.html" text:style-name="Internet_20_link" text:visited-style-name="Visited_20_Internet_20_Link">HTML version</text:a> | <text:a xlink:type="simple" xlink:href="https://bluemanedhawk.github.io/Creations/Writing/Essays/The_Optimization_of_Communication.odt" text:style-name="Internet_20_link" text:visited-style-name="Visited_20_Internet_20_Link">Source</text:a> | <text:a xlink:type="simple" xlink:href="https://bluemanedhawk.github.io/Creations/Writing/Essays/Old_Revisions/The_Optimization_of_Communication.0.pdf" text:style-name="Internet_20_link" text:visited-style-name="Visited_20_Internet_20_Link">Previous revision</text:a> [¡really bad!] | <text:a xlink:type="simple" xlink:href="https://bluemanedhawk.github.io/Creations/Writing/Essays/Old_Revisions/The_Optimization_of_Communication.0.odt" text:style-name="Internet_20_link" text:visited-style-name="Visited_20_Internet_20_Link">Source of previous revision</text:a>)</text:p>
      <text:p text:style-name="P2">A language is a method of communication, a means by which to transmit information from one entity to another. <text:s/><text:span text:style-name="T1">While there are many different kinds of languages, most humans will think of natural human languages, spoken and written and signed languages which are not biased towards communicating anything in particular (there's probably a term for that). <text:s/>While the human languages that exist today are good enough for most situations, they often falter in areas where precise communication is necessary, such as the law, the sciences, philosophy, and those few situations in everyday life where you just need to be really clear about something. <text:s/>It is the existence of this unfilled niche that leads me to campaign for the construction of a perfectly-precise formally-standardized international auxiliary language.</text:span></text:p>
      <text:p text:style-name="P3">To clarify <text:span text:style-name="T14">some</text:span>thing<text:span text:style-name="T14"> </text:span>up front: <text:s/>While this language <text:span text:style-name="T2">is</text:span><text:span text:style-name="T5"> intended to be international, it is </text:span><text:span text:style-name="T2">not</text:span><text:span text:style-name="T5"> intended as a general-purpose international language.</text:span><text:span text:style-name="T6"> <text:s/>If you find yourself needing to communicate across a linguistic boundary regularly, you are probably fine just learning the other language. <text:s/>And while there is a certain niche to be filled for occasions where a linguistic boundary needs to be briefly crossed to ask something like "Where is the restroom?" or "How much does this cabbage cost?" or "Are there bees in the area?", this is not the niche which the language i am suggesting would fulfill.</text:span></text:p>
      <text:p text:style-name="P4"><text:span text:style-name="T5">With that out of the way, let's now explore how this language would be designed.</text:span></text:p>
      <text:p text:style-name="P4"><text:span text:style-name="T5">To be able to describe something with the most precision possible</text:span><text:span text:style-name="T7">, it must be broken down into its atoms, the simplest components that make it up which cannot be broken down further. <text:s/>Determining what exactly these semantic primes are would be difficult, but we don't really need to get it exactly right on the first try; if we realize that there's some atom we're missing, or that something we thought was an atom can in fact be broken down further, we can change the language to </text:span><text:span text:style-name="T8">acknowledge</text:span><text:span text:style-name="T7"> that.</text:span></text:p>
      <text:p text:style-name="P5"><text:span text:style-name="T7">B</text:span><text:span text:style-name="T5">ut of course, describing things exclusively in semantic primes would be difficult and tedious. <text:s/>For this reason, a dictionary of words is necessary, each of which is defined in terms of less complex words, down and down the chain until the semantic primes are reached.</text:span></text:p>
      <text:p text:style-name="P5"><text:span text:style-name="T5">But on the other hand, requiring users of the language to memorize so many different words would </text:span><text:span text:style-name="T2">also</text:span><text:span text:style-name="T5"> be problematic. <text:s/>For this reason, the language must also have a robust and consistent word derivation system, so that one needn't memorize whole words, but only parts of words, parsing each word into those components on the fly. <text:s/>For maximum ease of understanding, this system needs to be consistent—for example, if we have two different words A and B and change them to </text:span><text:span text:style-name="T9">A* and B* such that the way that A* is morphologically different from A is the same way that B* is morphologically different from B, then it should also be that A* is phonologically different from A in the same way that B* is phonologically different from B.</text:span></text:p>
      <text:p text:style-name="P6"><text:span text:style-name="T5">One might argue the opposite, claiming that if two words are morphologically similar, they should phonologically be very different, to reduce the risk of misunderstandings going unquestioned. <text:s/>This way, if there's a misunderstanding from ambient noise or something, the listener will hear something with a completely different meaning that generally will make absolutely no sense in the particular conversational context, and so they'll ask for clarification. <text:s/>This is a very good point, </text:span><text:soft-page-break/><text:span text:style-name="T5">but unfortunately, i can't think of any way that it could be made to work. <text:s/>Creating a system that would make </text:span><text:span text:style-name="T10">similar </text:span><text:span text:style-name="T5">words thoroughly </text:span><text:span text:style-name="T10">different </text:span><text:span text:style-name="T5">while still being completely reversible </text:span><text:span text:style-name="T3">and</text:span><text:span text:style-name="T10"> performable on-the-fly when speaking seems to me like a contradictory task—in fact, systems that make similar things totally different are the basis of modern cryptography, and they're specifically designed to </text:span><text:span text:style-name="T3">not</text:span><text:span text:style-name="T10"> be reversible. <text:s/>So unfortunately, </text:span><text:span text:style-name="T11">unless we're taking transhumanistic brain enhancment bionics into account, </text:span><text:span text:style-name="T10">i think it would overall be more useful for morphologically similar words to be phonologically similar.</text:span></text:p>
      <text:p text:style-name="P7"><text:span text:style-name="T10">I</text:span><text:span text:style-name="T5">t is very important that this language be formally standardized, and standardized </text:span><text:span text:style-name="T2">well</text:span><text:span text:style-name="T5">, too: <text:s/>it must maintain backwards‑compatibility as appropriate, it must be very thoughtful in what it adds, and it must have facilities for extensions outside of the standard. <text:s/>Whatever body maintains this language must be free and open in its processes, and allow for external contributions. <text:s/>Remember, this language is intended as an </text:span><text:span text:style-name="T4">auxilliary</text:span><text:span text:style-name="T12"> language to be used alongside natural languages, not as a replacement for natural languages that would be impossible and unreasonable to standardize.</text:span></text:p>
      <text:p text:style-name="Text_20_body"><text:span text:style-name="T12">This language would not be a panacæa for all the world's problems—after all, the world has been okay so far without this language. <text:s/>But i do think that this could potentially resolve some of them—there are many debates that are mere superficial arguments about what things mean, or where people have different meanings for something and each claim things about that thing that are contradictory to the other's definition, but compliant with their own. <text:s/></text:span><text:span text:style-name="T13">By creating a standardized language like this, we could thoroughly bypass such superficial arguments and focus on the things that truly matter, leading to a more rational, fair, and thoughful world.</text:span></text:p>
      <text:p text:style-name="Horizontal_20_Line"/>
      <text:p text:style-name="P8">LICENSE</text:p>
      <text:p text:style-name="P8">Copyright © 2022 Blue-Maned_Hawk. All rights reserved.</text:p>
      <text:p text:style-name="P8">You may freely use this work for any purpose, to the extent permitted by law. You may freely make this work available to others by any means, to the extent permitted by law. You may freely modify this work in any way, to the extent permitted by law. You may freely make works derived from this work available to others by any means, to the extent permitted by law.</text:p>
      <text:p text:style-name="P8">Should you choose to exercise any of these rights, you must give clear and conspicuous attribution to the original author, and you must not make it seem in any way like the author condones your act of exercising these rights in any way.</text:p>
      <text:p text:style-name="P8">Should you choose to exercise the second right listed above, you must make this license clearly and conspicuously available along with the original work, and you must clearly and conspicuously make the information necessary to reconstruct the work available along with the work.</text:p>
      <text:p text:style-name="P8">Should you choose to exercise the fourth right listed above, you must put any derived works you construct under a license that grants the same rights as this one under the same conditions and with the same restrictions, you must clearly and conspicuously make that license available alongside the work, you must clearly and conspicuously make the information necessary to reconstruct the work available alongside the work, you must clearly and conspicuously describe the changes which have been made from the original work, and you must not make it seem in any way like your derived works are the original work in any way.</text:p>
      <text:p text:style-name="P8">This license only applies to the copyright of this work, and does not apply to any other intellectual property rights, including but not limited to patent and trademark rights.</text:p>
      <text:p text:style-name="P8">THIS WORK COMES WITH ABSOLUTELY NO WARRANTY OF ANY KIND, IMPLIED OR EXPLICIT. THE AUTHOR DISCLAIMS ANY LIABILITY FOR ANY DAMAGES OF ANY KIND CAUSED DIRECTLY OR INDIRECTLY BY THIS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start" style:justify-single-word="false"/>
      <style:text-properties style:font-name="Barlow Condensed" fo:font-family="'Barlow Condensed'" style:font-pitch="variable" fo:font-size="12pt" officeooo:rsid="001197d3" style:font-size-asian="10.5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arlow Condensed" fo:font-family="'Barlow Condense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808080" style:font-name="Barlow Condensed" fo:font-family="'Barlow Condensed'" style:font-pitch="variable" fo:font-size="18pt"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49:35.603038931</meta:creation-date>
    <meta:generator>LibreOffice/6.0.7.3$Linux_X86_64 LibreOffice_project/00m0$Build-3</meta:generator>
    <dc:date>2022-11-05T17:25:32.907582672</dc:date>
    <meta:editing-duration>PT6M45S</meta:editing-duration>
    <meta:editing-cycles>2</meta:editing-cycles>
    <meta:document-statistic meta:table-count="0" meta:image-count="0" meta:object-count="0" meta:page-count="2" meta:paragraph-count="20" meta:word-count="1211" meta:character-count="7399" meta:non-whitespace-character-count="6193"/>
  </office:meta>
</office:document-meta>
</file>